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automatic-styles>
    <style:style style:family="paragraph" style:list-style-name="L2" style:name="aa6fbf3" style:parent-style-name="ListParagraph">
      <style:paragraph-properties/>
    </style:style>
    <style:style style:family="paragraph" style:list-style-name="L2" style:name="aace1cd" style:parent-style-name="ListParagraph">
      <style:paragraph-properties/>
    </style:style>
    <style:style style:family="paragraph" style:list-style-name="L2" style:name="ab39800" style:parent-style-name="ListParagraph">
      <style:paragraph-properties/>
    </style:style>
    <style:style style:family="paragraph" style:list-style-name="L2" style:name="af42afa" style:parent-style-name="ListParagraph">
      <style:paragraph-properties/>
    </style:style>
    <style:style style:family="paragraph" style:list-style-name="L2" style:name="a5f7b3d" style:parent-style-name="ListParagraph">
      <style:paragraph-properties/>
    </style:style>
    <style:style style:family="paragraph" style:list-style-name="L2" style:name="ae72d0b" style:parent-style-name="ListParagraph">
      <style:paragraph-properties/>
    </style:style>
    <style:style style:family="paragraph" style:list-style-name="L2" style:name="af34dd0" style:parent-style-name="ListParagraph">
      <style:paragraph-properties/>
    </style:style>
    <style:style style:family="paragraph" style:list-style-name="L2" style:name="a2cad41" style:parent-style-name="ListParagraph">
      <style:paragraph-properties/>
    </style:style>
    <style:style style:family="paragraph" style:list-style-name="L2" style:name="a8766ae" style:parent-style-name="ListParagraph">
      <style:paragraph-properties/>
    </style:style>
    <style:style style:family="text" style:name="ab8afaa">
      <style:text-properties fo:background-color="#00B050"/>
    </style:style>
    <style:style style:family="paragraph" style:list-style-name="L2" style:name="a8cb575" style:parent-style-name="ListParagraph">
      <style:paragraph-properties/>
      <style:text-properties/>
    </style:style>
    <style:style style:family="table-cell" style:name="a5d588e">
      <style:table-cell-properties fo:border-bottom="0.02mm solid #000000" fo:border-left="0.02mm solid #000000" fo:border-right="0.02mm solid #000000" fo:border-top="0.02mm solid #000000"/>
    </style:style>
    <style:style style:family="paragraph" style:list-style-name="L2" style:name="a24cb18" style:parent-style-name="ListParagraph">
      <style:paragraph-properties/>
    </style:style>
    <style:style style:family="paragraph" style:list-style-name="L2" style:name="a81538a" style:parent-style-name="ListParagraph">
      <style:paragraph-properties/>
    </style:style>
    <style:style style:family="text" style:name="aeb09b9">
      <style:text-properties fo:background-color="#00B050"/>
    </style:style>
    <style:style style:family="table-cell" style:name="a093279">
      <style:table-cell-properties fo:border-bottom="0.02mm solid #000000" fo:border-left="0.02mm solid #000000" fo:border-right="0.02mm solid #000000" fo:border-top="0.02mm solid #000000"/>
    </style:style>
    <style:style style:family="table-column" style:name="a87c9af">
      <style:table-column-properties style:rel-column-width="1000*"/>
    </style:style>
    <style:style style:family="table" style:name="ad7c136" style:parent-style-name="TableGrid">
      <style:table-properties/>
    </style:style>
    <style:style style:family="table-cell" style:name="a52a765">
      <style:table-cell-properties fo:border-bottom="0.02mm solid #000000" fo:border-left="0.02mm solid #000000" fo:border-right="0.02mm solid #000000" fo:border-top="0.02mm solid #000000"/>
    </style:style>
    <style:style style:family="table-column" style:name="a68ec1a">
      <style:table-column-properties style:rel-column-width="1000*"/>
    </style:style>
    <style:style style:family="table" style:name="a169fed" style:parent-style-name="TableGrid">
      <style:table-properties/>
    </style:style>
    <style:style style:family="paragraph" style:list-style-name="L1" style:name="a2a7e29" style:parent-style-name="ListParagraph">
      <style:paragraph-properties/>
    </style:style>
    <style:style style:family="paragraph" style:list-style-name="L1" style:name="ae32dda" style:parent-style-name="ListParagraph">
      <style:paragraph-properties/>
    </style:style>
    <style:style style:family="paragraph" style:list-style-name="L1" style:name="ab50efd" style:parent-style-name="ListParagraph">
      <style:paragraph-properties/>
    </style:style>
    <style:style style:family="paragraph" style:list-style-name="L1" style:name="ab7a84a" style:parent-style-name="ListParagraph">
      <style:paragraph-properties/>
    </style:style>
    <style:style style:family="text" style:name="a604215">
      <style:text-properties fo:font-weight="bold"/>
    </style:style>
    <style:style style:family="table-cell" style:name="af5774b">
      <style:table-cell-properties fo:border-bottom="0.02mm solid #000000" fo:border-left="0.02mm solid #000000" fo:border-right="0.02mm solid #000000" fo:border-top="0.02mm solid #000000"/>
    </style:style>
    <style:style style:family="table-column" style:name="a8873c3">
      <style:table-column-properties style:rel-column-width="1000*"/>
    </style:style>
    <style:style style:family="table" style:name="af61623" style:parent-style-name="TableGrid">
      <style:table-properties/>
    </style:style>
    <text:list-style style:name="L2">
      <text:list-level-style-number style:num-format="1" style:num-suffix="." text:display-levels="1" text:level="1" text:start-value="2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number style:num-format="1" style:num-suffix="." text:display-levels="1" text:level="1" text:start-value="3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a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A" style:num-suffix="." text:display-levels="1" text:level="3" text:start-value="1">
        <style:list-level-properties fo:text-align="righ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1" style:num-suffix="." text:display-levels="1" text:level="6" text:start-value="1">
        <style:list-level-properties fo:text-align="righ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a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A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righ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style:style style:family="table" style:name="a3896e0" style:parent-style-name="TableGrid">
      <style:table-properties style:rel-width="100%"/>
    </style:style>
    <style:style style:family="table-column" style:name="a5429f5">
      <style:table-column-properties style:rel-column-width="1000*"/>
    </style:style>
    <style:style style:family="table" style:name="a9016d7" style:parent-style-name="TableGrid">
      <style:table-properties style:rel-width="100%"/>
    </style:style>
    <style:style style:family="table-column" style:name="a67bc79">
      <style:table-column-properties style:rel-column-width="1000*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style-name="a9016d7">
        <table:table-column table:number-columns-repeated="3" table:style-name="a67bc79"/>
        <table:table-row>
          <table:table-cell table:style-name="af5774b">
            <text:p>1</text:p>
          </table:table-cell>
          <table:table-cell table:style-name="a5d588e">
            <text:list text:continue-numbering="true" text:style-name="L2">
              <text:list-item>
                <text:p text:style-name="a8cb575"><text:span text:style-name="ab8afaa">ADSSAOUD</text:span></text:p>
              </text:list-item>
            </text:list>
            <text:list text:continue-numbering="true" text:style-name="L2">
              <text:list-item>
                <text:p text:style-name="a8766ae">ASDASD</text:p>
              </text:list-item>
            </text:list>
            <text:list text:continue-numbering="true" text:style-name="L2">
              <text:list-item>
                <text:p text:style-name="a2cad41">ASD</text:p>
              </text:list-item>
            </text:list>
            <text:list text:continue-numbering="true" text:style-name="L2">
              <text:list-item>
                <text:p text:style-name="af34dd0">ASD</text:p>
              </text:list-item>
            </text:list>
            <text:list text:continue-numbering="true" text:style-name="L2">
              <text:list-item>
                <text:p text:style-name="ae72d0b">ASD</text:p>
              </text:list-item>
            </text:list>
            <text:list text:continue-numbering="true" text:style-name="L2">
              <text:list-item>
                <text:p text:style-name="a5f7b3d">ASD</text:p>
              </text:list-item>
            </text:list>
            <text:list text:continue-numbering="true" text:style-name="L2">
              <text:list-item>
                <text:p text:style-name="af42afa">ASD</text:p>
              </text:list-item>
            </text:list>
            <text:list text:continue-numbering="true" text:style-name="L2">
              <text:list-item>
                <text:p text:style-name="ab39800">ASD</text:p>
              </text:list-item>
            </text:list>
            <text:list text:continue-numbering="true" text:style-name="L2">
              <text:list-item>
                <text:p text:style-name="aace1cd">ASD</text:p>
              </text:list-item>
            </text:list>
            <text:list text:continue-numbering="true" text:style-name="L2">
              <text:list-item>
                <text:p text:style-name="aa6fbf3"/>
              </text:list-item>
            </text:list>
          </table:table-cell>
          <table:table-cell table:style-name="af5774b">
            <text:list text:continue-numbering="true" text:style-name="L1">
              <text:list-item>
                <text:p text:style-name="ab7a84a"><text:span text:style-name="a604215">asdhi</text:span></text:p>
              </text:list-item>
            </text:list>
            <text:list text:continue-numbering="true" text:style-name="L1">
              <text:list-item>
                <text:p text:style-name="ab50efd"/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</office:font-face-decls>
  <office:styles>
    <style:default-style style:family="graphic">
      <style:graphic-properties draw:end-line-spacing-horizontal="0.283cm" draw:end-line-spacing-vertical="0.283cm" draw:fill-color="#729fcf" draw:shadow-offset-x="0.3cm" draw:shadow-offset-y="0.3cm" draw:start-line-spacing-horizontal="0.283cm" draw:start-line-spacing-vertical="0.283cm" fo:wrap-option="no-wrap" style:flow-with-text="false" svg:stroke-color="#3465af"/>
      <style:paragraph-properties style:font-independent-line-spacing="false" style:line-break="strict" style:text-autospace="ideograph-alpha" style:writing-mode="lr-tb">
        <style:tab-stops/>
      </style:paragraph-properties>
      <style:text-properties fo:country="DE" fo:font-size="12pt" fo:language="de" style:country-asian="CN" style:country-complex="IN" style:font-size-asian="10.5pt" style:font-size-complex="12pt" style:language-asian="zh" style:language-complex="hi" style:letter-kerning="true" style:use-window-font-color="true"/>
    </style:default-style>
    <style:default-style style:family="paragraph">
      <style:paragraph-properties fo:hyphenation-ladder-count="no-limit" style:line-break="strict" style:punctuation-wrap="hanging" style:tab-stop-distance="0.741cm" style:text-autospace="ideograph-alpha" style:writing-mode="page"/>
      <style:text-properties fo:country="DE" fo:font-size="12pt" fo:hyphenate="false" fo:hyphenation-push-char-count="2" fo:hyphenation-remain-char-count="2" fo:language="de" style:country-asian="CN" style:country-complex="IN" style:font-name="Times New Roman" style:font-name-asian="SimSun" style:font-name-complex="Mangal" style:font-size-asian="10.5pt" style:font-size-complex="12pt" style:language-asian="zh" style:language-complex="hi" style:letter-kerning="true" style:use-window-font-color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fo:keep-with-next="always" fo:margin-bottom="0.212cm" fo:margin-top="0.423cm" style:contextual-spacing="false"/>
      <style:text-properties fo:font-size="14pt" style:font-name="Arial" style:font-name-asian="Microsoft YaHei" style:font-name-complex="Mangal" style:font-size-asian="14pt" style:font-size-complex="14pt"/>
    </style:style>
    <style:style style:class="text" style:display-name="Text body" style:family="paragraph" style:name="Text_20_body" style:parent-style-name="Standard">
      <style:paragraph-properties fo:margin-bottom="0.212cm" fo:margin-top="0cm" style:contextual-spacing="false"/>
    </style:style>
    <style:style style:class="list" style:family="paragraph" style:name="List" style:parent-style-name="Text_20_body">
      <style:text-properties style:font-name-complex="Mangal1" style:font-size-asian="12pt"/>
    </style:style>
    <style:style style:class="extra" style:family="paragraph" style:name="Caption" style:parent-style-name="Standard">
      <style:paragraph-properties fo:margin-bottom="0.212cm" fo:margin-top="0.212cm" style:contextual-spacing="false" text:line-number="0" text:number-lines="false"/>
      <style:text-properties fo:font-size="12pt" fo:font-style="italic" style:font-name-complex="Mangal1" style:font-size-asian="12pt" style:font-size-complex="12pt" style:font-style-asian="italic" style:font-style-complex="italic"/>
    </style:style>
    <style:style style:class="index" style:family="paragraph" style:name="Index" style:parent-style-name="Standard">
      <style:paragraph-properties text:line-number="0" text:number-lines="false"/>
      <style:text-properties style:font-name-complex="Mangal1" style:font-size-asian="12pt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margin-left="0.762cm" fo:text-indent="-0.762cm" text:label-followed-by="listtab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margin-left="1.016cm" fo:text-indent="-1.016cm" text:label-followed-by="listtab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margin-left="1.27cm" fo:text-indent="-1.27cm" text:label-followed-by="listtab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margin-left="1.524cm" fo:text-indent="-1.524cm" text:label-followed-by="listtab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margin-left="1.778cm" fo:text-indent="-1.778cm" text:label-followed-by="listtab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margin-left="2.032cm" fo:text-indent="-2.032cm" text:label-followed-by="listtab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margin-left="2.286cm" fo:text-indent="-2.286cm" text:label-followed-by="listtab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margin-left="2.54cm" fo:text-indent="-2.54cm" text:label-followed-by="listtab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margin-left="2.794cm" fo:text-indent="-2.794cm" text:label-followed-by="listtab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margin-left="3.048cm" fo:text-indent="-3.048cm" text:label-followed-by="listtab" text:list-tab-stop-position="3.048cm"/>
        </style:list-level-properties>
      </text:outline-level-style>
    </text:outline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499cm"/>
    <style:style style:display-name="List Paragraph" style:family="paragraph" style:name="ListParagraph" style:next-style-name="ListParagraph" style:parent-style-name="Standard">
      <style:paragraph-properties fo:margin-left="12.7mm"/>
    </style:style>
    <style:style style:display-name="Table Grid" style:family="table" style:name="TableGrid" style:parent-style-name=""/>
  </office:styles>
  <office:automatic-styles>
    <style:page-layout style:name="Mpm1">
      <style:page-layout-properties fo:margin-bottom="2cm" fo:margin-left="2cm" fo:margin-right="2cm" fo:margin-top="2cm" fo:page-height="29.7cm" fo:page-width="21.001cm" style:footnote-max-height="0cm" style:num-format="1" style:print-orientation="portrait" style:writing-mode="lr-tb">
        <style:footnote-sep style:adjustment="left" style:color="#000000" style:distance-after-sep="0.101cm" style:distance-before-sep="0.101cm" style:line-style="solid" style:rel-width="25%" style:width="0.018cm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4-03-18T09:28:29.87</meta:creation-date>
    <meta:document-statistic meta:character-count="0" meta:image-count="0" meta:non-whitespace-character-count="0" meta:object-count="0" meta:page-count="1" meta:paragraph-count="0" meta:table-count="0" meta:word-count="0"/>
    <meta:generator>StarOffice/8$Win32 OpenOffice.org_project/680m18$Build-9161</meta:generator>
    <dc:date>2018-04-06T23:27:12</dc:date>
    <meta:editing-cycles>7</meta:editing-cycles>
    <meta:editing-duration>PT0.057S</meta:editing-duration>
  </office:meta>
</office:document-meta>
</file>